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8.5cm" table:align="center"/>
    </style:style>
    <style:style style:name="Tabelle1.A" style:family="table-column">
      <style:table-column-properties style:column-width="4.225cm"/>
    </style:style>
    <style:style style:name="Tabelle1.B" style:family="table-column">
      <style:table-column-properties style:column-width="4.276cm"/>
    </style:style>
    <style:style style:name="Tabelle1.A1" style:family="table-cell">
      <style:table-cell-properties fo:padding="0.051cm" fo:border-left="none" fo:border-right="none" fo:border-top="none" fo:border-bottom="0.25pt solid #000000" style:writing-mode="lr-tb"/>
    </style:style>
    <style:style style:name="Tabelle1.A2" style:family="table-cell">
      <style:table-cell-properties fo:padding="0cm" fo:border="none" style:writing-mode="lr-tb"/>
    </style:style>
    <style:style style:name="P1" style:family="paragraph" style:parent-style-name="LangSci_5f_Example">
      <style:text-properties fo:font-size="10pt" style:font-size-asian="10pt"/>
    </style:style>
    <style:style style:name="P2" style:family="paragraph" style:parent-style-name="Heading_20_1">
      <style:paragraph-properties fo:break-before="page"/>
    </style:style>
    <style:style style:name="P3" style:family="paragraph" style:parent-style-name="LangSci_5f_Langinfo">
      <style:paragraph-properties fo:margin-left="0cm" fo:margin-right="0cm" fo:text-indent="0cm" style:auto-text-indent="false"/>
      <style:text-properties officeooo:paragraph-rsid="001b49bc"/>
    </style:style>
    <style:style style:name="P4" style:family="paragraph" style:parent-style-name="Text_20_body" style:list-style-name="L1"/>
    <style:style style:name="P5" style:family="paragraph" style:parent-style-name="Text_20_body" style:list-style-name="L2"/>
    <style:style style:name="P6" style:family="paragraph" style:parent-style-name="LangSci_5f_Example">
      <style:text-properties fo:language="de" fo:country="DE"/>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size="10pt" style:font-size-asian="10pt"/>
    </style:style>
    <style:style style:name="T7" style:family="text">
      <style:text-properties officeooo:rsid="00194b44"/>
    </style:style>
    <style:style style:name="T8" style:family="text">
      <style:text-properties officeooo:rsid="001f93d9"/>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cm" fo:border="none" style:writing-mode="lr-tb">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delines for a chapter with Language Science Press</text:p>
      <text:p text:style-name="Heading_20_1">Running Text</text:p>
      <text:p text:style-name="Heading_20_2">General remarks</text:p>
      <text:p text:style-name="Text_20_body">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Text_20_body">For title of your chapter, use the style “Title“. For section headings, use Section 1, Section 2, Section 3 and so on. <text:s/>Sections should be exhaustive. This means that there should not be any text before a section ending with “.1“. This text for instance could not precede the title „General remarks“. </text:p>
      <text:p text:style-name="Text_20_body">Running text does not require any special formatting. Simply use the standard settings of your program, but be aware that the pages might look different in the final versions. Footnotes are entered as usual with the insert-footnote-function<text:span text:style-name="Footnote_20_Symbol"><text:note text:id="ftn1" text:note-class="footnote"><text:note-citation>1</text:note-citation><text:note-body><text:p text:style-name="Fußnotentext"><text:tab/>This is a footnote</text:p></text:note-body></text:note></text:span> Do not use endnotes. Cross references should include the words “Table“ or “Figure“, or the section sign §. There is no special category for maps. Use “Figure“ for maps as well. </text:p>
      <text:p text:style-name="Text_20_body">References to the literature are given according to the Unified Style sheet for linguistics. If you use a bibliography manager like Zotero or EndNote, get in touch with the editors to see in how far there are possiibilities for conversion. </text:p>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3184178252606234315" text:style-name="L1">
        <text:list-item>
          <text:p text:style-name="P4">Bullet list </text:p>
        </text:list-item>
        <text:list-item>
          <text:p text:style-name="P4">also known as unordered list</text:p>
        </text:list-item>
      </text:list>
      <text:p text:style-name="Text_20_body">There is normally no need to use letters, Roman numerals or fancy symbols.</text:p>
      <text:list xml:id="list769258115123034642" text:style-name="L2">
        <text:list-item>
          <text:p text:style-name="P5">Enumerations</text:p>
        </text:list-item>
        <text:list-item>
          <text:p text:style-name="P5">also known as ordered lists</text:p>
        </text:list-item>
        <text:list-item>
          <text:p text:style-name="P5">use numbers</text:p>
        </text:list-item>
      </text:list>
      <text:p text:style-name="Text_20_body"/>
      <text:p text:style-name="Heading_20_1"><text:soft-page-break/>Floats</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cm" svg:width="8.608cm" style:rel-width="scale" svg:height="11.361cm"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pan text:style-name="Absatz-Standardschriftart"><text:span text:style-name="T2"/></text:span></text:p>
      <text:p text:style-name="Standard"/>
      <text:p text:style-name="Heading_20_1"><text:soft-page-break/>Special Text</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1987180761479958460" text:style-name="LangSci_5f_Langinfo2">
        <text:list-item>
          <text:h text:style-name="LangSci_5f_Langinfo" text:outline-level="1">French (personal knowledge)</text:h>
          <text:list>
            <text:list-item>
              <text:h text:style-name="LangSci_5f_Langinfo" text:outline-level="1">Paris</text:h>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33673120" text:continue-numbering="true" text:style-name="LangSci_5f_Langinfo2">
        <text:list-item>
          <text:list>
            <text:list-item>
              <text:h text:style-name="LangSci_5f_Langinfo" text:outline-level="1">Saint-Etienne</text:h>
            </text:list-item>
          </text:list>
        </text:list-item>
      </text:list>
      <text:p text:style-name="LangSci_5f_Example">Ceci est une pomme</text:p>
      <text:p text:style-name="LangSci_5f_IMT">This is an apple</text:p>
      <text:p text:style-name="LangSci_5f_Translation_5f_Subexample">“This is an apple.”</text:p>
      <text:list xml:id="list33692745" text:continue-numbering="true" text:style-name="LangSci_5f_Langinfo2">
        <text:list-item>
          <text:list>
            <text:list-item>
              <text:h text:style-name="LangSci_5f_Langinfo" text:outline-level="1">Lyon</text:h>
            </text:list-item>
          </text:list>
        </text:list-item>
      </text:list>
      <text:p text:style-name="LangSci_5f_Example">Ceci es unse pomme</text:p>
      <text:p text:style-name="LangSci_5f_IMT">This is an apple</text:p>
      <text:p text:style-name="LangSci_5f_Translation_5f_Subexample">“This is an apple”</text:p>
      <text:list xml:id="list33687645" text:continue-numbering="true" text:style-name="LangSci_5f_Langinfo2">
        <text:list-header>
          <text:h text:style-name="P3" text:outline-level="1"><text:span text:style-name="T3"/></text:h>
        </text:list-header>
        <text:list-item>
          <text:h text:style-name="P3" text:outline-level="1"><text:span text:style-name="T3"><text:s text:c="6"/>French (personal knowledge)</text:span><text:span text:style-name="T1"> <text:tab/></text:span></text:h>
        </text:list-item>
      </text:list>
      <text:p text:style-name="P6">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33683689" text:continue-numbering="true" text:style-name="LangSci_5f_Langinfo2">
        <text:list-item>
          <text:h text:style-name="LangSci_5f_Langinfo" text:outline-level="1">French</text:h>
        </text:list-item>
      </text:list>
      <text:p text:style-name="P1">Ceci n' <text:s text:c="3"/>est <text:s text:c="18"/>pas <text:s text:c="2"/>une <text:s text:c="2"/>pomme et <text:s text:c="3"/>la <text:s text:c="6"/>terre <text:s/>est <text:s text:c="17"/>bleu-e <text:s/>comme une <text:s text:c="5"/>orange</text:p>
      <text:p text:style-name="LangSci_5f_IMT"><text:span text:style-name="Absatz-Standardschriftart"><text:span text:style-name="T6">this <text:s/></text:span></text:span><text:span text:style-name="Absatz-Standardschriftart"><text:span text:style-name="T5">neg cop</text:span></text:span><text:span text:style-name="Absatz-Standardschriftart"><text:span text:style-name="T6">.3</text:span></text:span><text:span text:style-name="Absatz-Standardschriftart"><text:span text:style-name="T5">sg.pres</text:span></text:span><text:span text:style-name="Absatz-Standardschriftart"><text:span text:style-name="T6"> <text:s/></text:span></text:span><text:span text:style-name="Absatz-Standardschriftart"><text:span text:style-name="T5">neg det.f</text:span></text:span><text:span text:style-name="Absatz-Standardschriftart"><text:span text:style-name="T6"> </text:span></text:span><text:span text:style-name="Absatz-Standardschriftart"><text:span text:style-name="T6"><text:s/></text:span></text:span><text:span text:style-name="Absatz-Standardschriftart"><text:span text:style-name="T6">apple <text:s/></text:span></text:span><text:span text:style-name="Absatz-Standardschriftart"><text:span text:style-name="T6"><text:s/></text:span></text:span><text:span text:style-name="Absatz-Standardschriftart"><text:span text:style-name="T6"><text:s/>and </text:span></text:span><text:span text:style-name="Absatz-Standardschriftart"><text:span text:style-name="T5">dem.f</text:span></text:span><text:span text:style-name="Absatz-Standardschriftart"><text:span text:style-name="T6"> earth</text:span></text:span><text:span text:style-name="Absatz-Standardschriftart"><text:span text:style-name="T5"> cop.3sg.pres</text:span></text:span><text:span text:style-name="Absatz-Standardschriftart"><text:span text:style-name="T6"> </text:span></text:span><text:span text:style-name="Absatz-Standardschriftart"><text:span text:style-name="T6"><text:s/></text:span></text:span><text:span text:style-name="Absatz-Standardschriftart"><text:span text:style-name="T6">blue-</text:span></text:span><text:span text:style-name="Absatz-Standardschriftart"><text:span text:style-name="T5">f</text:span></text:span><text:span text:style-name="Absatz-Standardschriftart"><text:span text:style-name="T5"> </text:span></text:span><text:span text:style-name="Absatz-Standardschriftart"><text:span text:style-name="T5"><text:s/></text:span></text:span><text:span text:style-name="Absatz-Standardschriftart"><text:span text:style-name="T6">like <text:s text:c="6"/></text:span></text:span><text:span text:style-name="Absatz-Standardschriftart"><text:span text:style-name="T5">indef.f </text:span></text:span><text:span text:style-name="Absatz-Standardschriftart"><text:span text:style-name="T6">orange</text:span></text:span></text:p>
      <text:p text:style-name="Standard"/>
      <text:p text:style-name="Heading_20_2">Conversation transcripts</text:p>
      <text:p text:style-name="Text_20_body">Conversation transcripts are a special form of examples. They are typeset in a monospace font in order to make alignment across several stretches of text easier. <text:s text:c="2"/>The numbering in this example is also in monospace; in the final book, it will be typeset in the normal font, just like the other example numbers. Do use ALLCAPS for glosses in conversation transcripts, do not use smallcaps.</text:p>
      <text:p text:style-name="ConversationTranscript">(3) <text:s/>CHSF_2012_08_04S4_1712020<text:line-break/><text:line-break/>1 A <text:s text:c="3"/>daira <text:span text:style-name="T7">n</text:span>aa inu tina ka' eede<text:tab/> <text:s text:c="24"/>M1<text:line-break/> <text:s text:c="6"/>daira <text:span text:style-name="T7">n</text:span>u-ya <text:s text:c="2"/>i-nu <text:s text:c="3"/>tina ka-tu <text:s text:c="2"/>ere-de<text:line-break/> <text:s text:c="6"/>Daira 2 <text:span text:style-name="Absatz-Standardschriftart"><text:span text:style-name="T4">sg-foc</text:span></text:span> 1 <text:span text:style-name="Absatz-Standardschriftart"><text:span text:style-name="T4">sg-acc</text:span></text:span> tub <text:s/>grab-<text:span text:style-name="Absatz-Standardschriftart"><text:span text:style-name="T4">sr</text:span></text:span> <text:s/>pass-<text:span text:style-name="Absatz-Standardschriftart"><text:span text:style-name="T4">imp</text:span></text:span><text:line-break/><text:soft-page-break/> <text:s text:c="6"/>Daira you pass me the tub<text:line-break/><text:line-break/>2 B <text:s text:c="2"/>enstaa? ((pointing at tub))<text:tab/> <text:s text:c="24"/>M2<text:line-break/> <text:s text:c="5"/>ensta-a<text:line-break/> <text:s text:c="5"/>this-<text:span text:style-name="Absatz-Standardschriftart"><text:span text:style-name="T4">q</text:span></text:span><text:line-break/> <text:s text:c="5"/>this one?<text:line-break/><text:line-break/>3 A <text:s text:c="2"/>jee tsadekee<text:tab/> <text:s text:c="39"/>M1<text:line-break/> <text:s text:c="5"/>jee tsa-de-ke-e<text:line-break/> <text:s text:c="5"/>yes <text:span text:style-name="Absatz-Standardschriftart"><text:span text:style-name="T4">sem-pl</text:span></text:span>-do-<text:span text:style-name="Absatz-Standardschriftart"><text:span text:style-name="T4">imp</text:span></text:span><text:line-break/> <text:s text:c="5"/>yeah do that <text:line-break/><text:line-break/>4 B <text:s text:c="2"/>((throws tub to A))<text:tab/> <text:s text:c="29"/>M2</text:p>
      <text:p text:style-name="ConversationTranscript"/>
      <text:p text:style-name="Heading_20_2">Quotations</text:p>
      <text:p text:style-name="Text_20_body">Quotations use the quotation environment. Do not use quotation marks. There is no need to italicize the quotation as it is already offset by indentation. </text:p>
      <text:p text:style-name="Quotations">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 </text:p>
      <text:p text:style-name="Heading_20_1">Another chapter with an abstract</text:p>
      <text:p text:style-name="Epigram"/>
      <text:p text:style-name="Abstract">All chapters of edited volumes should have an abstract. These abstracts should give an overview of the topics covered but should remain concise. Do use the abstract style.<text:lin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text:soft-page-break/>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2">Yet another chapter with an epigram</text:p>
      <text:p text:style-name="Listenabsatz">Use the epigram style for epigrams. As epigrams do not go very well with abstracts, try to avoid epigrams in edited volumes.</text:p>
      <text:p text:style-name="Epigram_20_author">John Smith</text:p>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size-asian="12pt" style:language-asian="hi" style:country-asian="IN" style:font-name-complex="FreeSan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Umschlag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End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padding="0cm"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körper-Erstzeileneinzug" style:family="paragraph" style:parent-style-name="Text_20_body">
      <style:paragraph-properties fo:margin-left="0cm" fo:margin-right="0cm" fo:hyphenation-ladder-count="no-limit" fo:text-indent="0.499cm" style:auto-text-indent="false"/>
      <style:text-properties fo:hyphenate="false"/>
    </style:style>
    <style:style style:name="Textkörper-Zeileneinzug"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size-complex="10pt" fo:hyphenate="false"/>
    </style:style>
    <style:style style:name="Epigram" style:family="paragraph" style:parent-style-name="Text_20_body">
      <style:paragraph-properties fo:margin-left="10.465cm" fo:margin-right="0cm" fo:margin-top="0cm" fo:margin-bottom="0cm" style: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51cm" fo:margin-bottom="0cm"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1.27cm" fo:margin-right="0cm" fo:margin-top="0.423cm" fo:margin-bottom="0.212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Aufzählung_20_2" style:display-name="Aufzählung 2" style:family="paragraph" style:parent-style-name="List">
      <style:paragraph-properties fo:margin-left="1.27cm" fo:margin-right="0cm" fo:margin-top="0cm" fo:margin-bottom="0.212cm" style:contextual-spacing="false" fo:hyphenation-ladder-count="no-limit" fo:text-indent="-0.635cm" style:auto-text-indent="false">
        <style:tab-stops/>
      </style:paragraph-properties>
      <style:text-properties fo:hyphenate="false"/>
    </style:style>
    <style:style style:name="Abstract" style:family="paragraph" style:parent-style-name="Standard">
      <style:paragraph-properties fo:margin-left="1.27cm" fo:margin-right="1.27cm" fo:text-align="justify" style:justify-single-word="false" fo:hyphenation-ladder-count="no-limit" fo:text-indent="0cm"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212cm" fo:margin-bottom="0.212cm" style:contextual-spacing="false" fo:line-height="0.423cm" fo:keep-together="always" fo:hyphenation-ladder-count="no-limit">
        <style:tab-stops>
          <style:tab-stop style:position="-0.4cm"/>
          <style:tab-stop style:position="-0.101cm" style:type="right"/>
          <style:tab-stop style:position="0cm"/>
        </style:tab-stops>
      </style:paragraph-properties>
      <style:text-properties fo:font-size="10pt" style:font-size-asian="10pt" fo:hyphenate="false"/>
    </style:style>
    <style:style style:name="lsTextNoIndent" style:family="paragraph" style:parent-style-name="Standard">
      <style:paragraph-properties fo:line-height="0.42cm" fo:hyphenation-ladder-count="no-limit"/>
      <style:text-properties fo:font-size="10pt" style:font-size-asian="10pt" fo:hyphenate="false"/>
    </style:style>
    <style:style style:name="IsExampleConvExtract" style:family="paragraph" style:parent-style-name="lsExample1" style:list-style-name="LFO2">
      <style:paragraph-properties fo:margin-left="0cm" fo:margin-right="0cm" fo:hyphenation-ladder-count="no-limit" fo:text-indent="0cm" style:auto-text-indent="false">
        <style:tab-stops>
          <style:tab-stop style:position="0.7cm"/>
          <style:tab-stop style:position="1cm" style:type="right"/>
          <style:tab-stop style:position="1.101cm"/>
        </style:tab-stops>
      </style:paragraph-properties>
      <style:text-properties style:font-name="Linux Libertine Mono O"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LangSci_5f_Example" style:display-name="LangSci_Example" style:family="paragraph" style:next-style-name="LangSci_5f_IMT">
      <style:paragraph-properties fo:margin-left="1.9cm" fo:margin-right="0cm" fo:hyphenation-ladder-count="no-limit" fo:text-indent="0cm" style:auto-text-indent="false">
        <style:tab-stops>
          <style:tab-stop style:position="0cm"/>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1.9cm" fo:margin-right="0cm" fo:hyphenation-ladder-count="no-limit" fo:text-indent="0cm" style:auto-text-indent="false">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font-style-complex="italic"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1" style:list-style-name="LangSci_5f_Langinfo2" style:master-page-name="">
      <style:paragraph-properties fo:margin-left="0.199cm" fo:margin-right="0cm" fo:text-indent="0cm" style:auto-text-indent="false" style:page-number="auto"/>
      <style:text-properties fo:font-size="12pt"/>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angSci_5f_Translation_5f_Subexample" style:display-name="LangSci_Translation_Subexample" style:family="paragraph" style:parent-style-name="LangSci_5f_Translation" style:next-style-name="LangSci_5f_Langinfo"/>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style:font-name-asian="OpenSymbol" style:font-name-complex="OpenSymbol"/>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size="8pt" fo:language="en" fo:country="US" style:letter-kerning="true" style:font-name-asian="Droid Sans Fallback" style:font-size-asian="8pt" style:language-asian="hi" style:country-asian="IN" style:font-name-complex="Mangal"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style:num-suffix=")" style:num-format="1">
        <style:list-level-properties text:list-level-position-and-space-mode="label-alignment">
          <style:list-level-label-alignment text:label-followed-by="listtab" fo:text-indent="-1.021cm" fo:margin-left="1.22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1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199cm" fo:text-indent="1.401cm" fo:margin-left="0.499cm"/>
        </style:list-level-properties>
      </text:list-level-style-number>
      <text:list-level-style-number text:level="3" style:num-format="">
        <style:list-level-properties text:list-level-position-and-space-mode="label-alignment">
          <style:list-level-label-alignment text:label-followed-by="listtab" fo:text-indent="-0.499cm" fo:margin-left="0.499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499cm" fo:margin-left="0.499cm"/>
        </style:list-level-properties>
      </text:list-level-style-number>
    </text:list-style>
    <text:list-style style:name="LangSci_5f_Liste3" style:display-name="LangSci_Liste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1.101cm" fo:margin-left="1.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Kopecky, Felix</meta:initial-creator>
    <meta:creation-date>2015-02-06T14:04:00Z</meta:creation-date>
    <dc:date>2015-03-05T13:52:13.68</dc:date>
    <meta:print-date>1899-12-31T23:00:00Z</meta:print-date>
    <meta:editing-cycles>10</meta:editing-cycles>
    <meta:editing-duration>PT1H23M11S</meta:editing-duration>
    <meta:document-statistic meta:table-count="1" meta:image-count="0" meta:object-count="0" meta:page-count="6" meta:paragraph-count="69" meta:word-count="1422" meta:character-count="8690" meta:non-whitespace-character-count="7003"/>
    <meta:template xlink:type="simple" xlink:actuate="onRequest" xlink:title="" xlink:href="../../../lsp-template2-OO.odt/Normal.dotm"/>
  </office:meta>
</office:document-meta>
</file>